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 style:data-style-name="N6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 Bru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C1014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12781" calcext:value-type="float">
            <text:p>1278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2698" calcext:value-type="float">
            <text:p>2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0.135001186557753" calcext:value-type="float">
            <text:p>1,3500E-01</text:p>
          </table:table-cell>
          <table:table-cell table:style-name="ce3" office:value-type="percentage" office:value="0.0132227525232768" calcext:value-type="percentage">
            <text:p>1,32 %</text:p>
          </table:table-cell>
          <table:table-cell table:style-name="ce3" office:value-type="percentage" office:value="0.00405953991880925" calcext:value-type="percentage">
            <text:p>0,41 %</text:p>
          </table:table-cell>
          <table:table-cell table:style-name="ce3" office:value-type="percentage" office:value="0.462564862861379" calcext:value-type="percentage">
            <text:p>46,26 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0.0221815801601008" calcext:value-type="float">
            <text:p>2,2182E-02</text:p>
          </table:table-cell>
          <table:table-cell table:style-name="ce3" office:value-type="percentage" office:value="0.00555512088256005" calcext:value-type="percentage">
            <text:p>0,56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33728687916976" calcext:value-type="percentage">
            <text:p>53,37 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0.0149380891131667" calcext:value-type="float">
            <text:p>1,4938E-02</text:p>
          </table:table-cell>
          <table:table-cell table:style-name="ce3" office:value-type="percentage" office:value="0.00578984430013296" calcext:value-type="percentage">
            <text:p>0,5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41882876204596" calcext:value-type="percentage">
            <text:p>54,19 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0.0135358812164346" calcext:value-type="float">
            <text:p>1,3536E-02</text:p>
          </table:table-cell>
          <table:table-cell table:style-name="ce3" office:value-type="percentage" office:value="0.00375557468116738" calcext:value-type="percentage">
            <text:p>0,3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7227575982209" calcext:value-type="percentage">
            <text:p>57,23 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0.0109084340288918" calcext:value-type="float">
            <text:p>1,0908E-02</text:p>
          </table:table-cell>
          <table:table-cell table:style-name="ce3" office:value-type="percentage" office:value="0.0022689930365386" calcext:value-type="percentage">
            <text:p>0,23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36323202372128" calcext:value-type="percentage">
            <text:p>53,63 %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0.00932026243643093" calcext:value-type="float">
            <text:p>9,3203E-03</text:p>
          </table:table-cell>
          <table:table-cell table:style-name="ce3" office:value-type="percentage" office:value="0.00219075189734763" calcext:value-type="percentage">
            <text:p>0,22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7057079318013" calcext:value-type="percentage">
            <text:p>52,71 %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0.00825846622212292" calcext:value-type="float">
            <text:p>8,2585E-03</text:p>
          </table:table-cell>
          <table:table-cell table:style-name="ce3" office:value-type="percentage" office:value="0.0025819575933026" calcext:value-type="percentage">
            <text:p>0,2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9303187546331" calcext:value-type="percentage">
            <text:p>55,93 %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.00826540325880707" calcext:value-type="float">
            <text:p>8,2654E-03</text:p>
          </table:table-cell>
          <table:table-cell table:style-name="ce3" office:value-type="percentage" office:value="0.00211251075815666" calcext:value-type="percentage">
            <text:p>0,21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8932542624166" calcext:value-type="percentage">
            <text:p>55,89 %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0.00708383382500514" calcext:value-type="float">
            <text:p>7,0838E-03</text:p>
          </table:table-cell>
          <table:table-cell table:style-name="ce3" office:value-type="percentage" office:value="0.00195602847977472" calcext:value-type="percentage">
            <text:p>0,20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3350630096368" calcext:value-type="percentage">
            <text:p>52,34 %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5" office:value-type="float" office:value="0.00633035702914292" calcext:value-type="float">
            <text:p>6,3304E-03</text:p>
          </table:table-cell>
          <table:table-cell table:style-name="ce3" office:value-type="percentage" office:value="0.00156482278381975" calcext:value-type="percentage">
            <text:p>0,1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4855448480356" calcext:value-type="percentage">
            <text:p>55,49 %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C5690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47876" calcext:value-type="float">
            <text:p>478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13701" calcext:value-type="float">
            <text:p>137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11553" calcext:value-type="float">
            <text:p>115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.02613675501189" calcext:value-type="float">
            <text:p>1,03E+00</text:p>
          </table:table-cell>
          <table:table-cell table:style-name="ce3" office:value-type="percentage" office:value="0.205739827888712" calcext:value-type="percentage">
            <text:p>20,57 %</text:p>
          </table:table-cell>
          <table:table-cell table:style-name="ce3" office:value-type="percentage" office:value="0.203521126760563" calcext:value-type="percentage">
            <text:p>20,35 %</text:p>
          </table:table-cell>
          <table:table-cell table:style-name="ce3" office:value-type="percentage" office:value="0.752499817531567" calcext:value-type="percentage">
            <text:p>75,25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0.502039359550215" calcext:value-type="float">
            <text:p>5,02E-01</text:p>
          </table:table-cell>
          <table:table-cell table:style-name="ce3" office:value-type="percentage" office:value="0.186983039518757" calcext:value-type="percentage">
            <text:p>18,70 %</text:p>
          </table:table-cell>
          <table:table-cell table:style-name="ce3" office:value-type="percentage" office:value="0.193661971830986" calcext:value-type="percentage">
            <text:p>19,37 %</text:p>
          </table:table-cell>
          <table:table-cell table:style-name="ce3" office:value-type="percentage" office:value="0.748120575140501" calcext:value-type="percentage">
            <text:p>74,81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0.414642395676661" calcext:value-type="float">
            <text:p>4,15E-01</text:p>
          </table:table-cell>
          <table:table-cell table:style-name="ce3" office:value-type="percentage" office:value="0.180152894978695" calcext:value-type="percentage">
            <text:p>18,02 %</text:p>
          </table:table-cell>
          <table:table-cell table:style-name="ce3" office:value-type="percentage" office:value="0.188732394366197" calcext:value-type="percentage">
            <text:p>18,87 %</text:p>
          </table:table-cell>
          <table:table-cell table:style-name="ce3" office:value-type="percentage" office:value="0.742646522151668" calcext:value-type="percentage">
            <text:p>74,26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375661311525904" calcext:value-type="float">
            <text:p>3,76E-01</text:p>
          </table:table-cell>
          <table:table-cell table:style-name="ce3" office:value-type="percentage" office:value="0.174074692956805" calcext:value-type="percentage">
            <text:p>17,41 %</text:p>
          </table:table-cell>
          <table:table-cell table:style-name="ce3" office:value-type="percentage" office:value="0.187676056338028" calcext:value-type="percentage">
            <text:p>18,77 %</text:p>
          </table:table-cell>
          <table:table-cell table:style-name="ce3" office:value-type="percentage" office:value="0.741916648419823" calcext:value-type="percentage">
            <text:p>74,19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0.34745766152614" calcext:value-type="float">
            <text:p>3,47E-01</text:p>
          </table:table-cell>
          <table:table-cell table:style-name="ce3" office:value-type="percentage" office:value="0.168811095329602" calcext:value-type="percentage">
            <text:p>16,88 %</text:p>
          </table:table-cell>
          <table:table-cell table:style-name="ce3" office:value-type="percentage" office:value="0.183802816901408" calcext:value-type="percentage">
            <text:p>18,38 %</text:p>
          </table:table-cell>
          <table:table-cell table:style-name="ce3" office:value-type="percentage" office:value="0.743376395883512" calcext:value-type="percentage">
            <text:p>74,34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0.328456183896148" calcext:value-type="float">
            <text:p>3,28E-01</text:p>
          </table:table-cell>
          <table:table-cell table:style-name="ce3" office:value-type="percentage" office:value="0.162691118723369" calcext:value-type="percentage">
            <text:p>16,27 %</text:p>
          </table:table-cell>
          <table:table-cell table:style-name="ce3" office:value-type="percentage" office:value="0.173239436619718" calcext:value-type="percentage">
            <text:p>17,32 %</text:p>
          </table:table-cell>
          <table:table-cell table:style-name="ce3" office:value-type="percentage" office:value="0.732793226771769" calcext:value-type="percentage">
            <text:p>73,28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0.313542779203661" calcext:value-type="float">
            <text:p>3,14E-01</text:p>
          </table:table-cell>
          <table:table-cell table:style-name="ce3" office:value-type="percentage" office:value="0.157991477984794" calcext:value-type="percentage">
            <text:p>15,80 %</text:p>
          </table:table-cell>
          <table:table-cell table:style-name="ce3" office:value-type="percentage" office:value="0.17112676056338" calcext:value-type="percentage">
            <text:p>17,11 %</text:p>
          </table:table-cell>
          <table:table-cell table:style-name="ce3" office:value-type="percentage" office:value="0.730384643456682" calcext:value-type="percentage">
            <text:p>73,04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302332561908038" calcext:value-type="float">
            <text:p>3,02E-01</text:p>
          </table:table-cell>
          <table:table-cell table:style-name="ce3" office:value-type="percentage" office:value="0.154837496866906" calcext:value-type="percentage">
            <text:p>15,48 %</text:p>
          </table:table-cell>
          <table:table-cell table:style-name="ce3" office:value-type="percentage" office:value="0.164084507042254" calcext:value-type="percentage">
            <text:p>16,41 %</text:p>
          </table:table-cell>
          <table:table-cell table:style-name="ce3" office:value-type="percentage" office:value="0.730457630829867" calcext:value-type="percentage">
            <text:p>73,05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0.290125244094077" calcext:value-type="float">
            <text:p>2,90E-01</text:p>
          </table:table-cell>
          <table:table-cell table:style-name="ce3" office:value-type="percentage" office:value="0.150952460523018" calcext:value-type="percentage">
            <text:p>15,10 %</text:p>
          </table:table-cell>
          <table:table-cell table:style-name="ce3" office:value-type="percentage" office:value="0.166197183098592" calcext:value-type="percentage">
            <text:p>16,62 %</text:p>
          </table:table-cell>
          <table:table-cell table:style-name="ce3" office:value-type="percentage" office:value="0.725056565214218" calcext:value-type="percentage">
            <text:p>72,51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0.283031649818828" calcext:value-type="float">
            <text:p>2,83E-01</text:p>
          </table:table-cell>
          <table:table-cell table:style-name="ce3" office:value-type="percentage" office:value="0.149991645083131" calcext:value-type="percentage">
            <text:p>15,00 %</text:p>
          </table:table-cell>
          <table:table-cell table:style-name="ce3" office:value-type="percentage" office:value="0.159154929577465" calcext:value-type="percentage">
            <text:p>15,92 %</text:p>
          </table:table-cell>
          <table:table-cell table:style-name="ce3" office:value-type="percentage" office:value="0.721626158674549" calcext:value-type="percentage">
            <text:p>72,16 %</text:p>
          </table:table-cell>
        </table:table-row>
      </table:table>
      <table:table table:name="Graphiques" table:style-name="ta1">
        <table:shapes>
          <draw:frame draw:z-index="0" draw:style-name="gr1" draw:text-style-name="P1" svg:width="15.997cm" svg:height="9.934cm" svg:x="0.495cm" svg:y="0.291cm">
            <draw:object draw:notify-on-update-of-ranges="'Données Brutes'.B2:'Données Brutes'.B2 'Données Brutes'.C10:'Données Brutes'.C19 'Données Brutes'.B10:'Données Brutes'.B19 'Données Brutes'.B25:'Données Brutes'.B25 'Données Brutes'.C33:'Données Brutes'.C42 'Données Brutes'.B33:'Données Brutes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59cm" svg:y="10.912cm">
            <draw:object draw:notify-on-update-of-ranges="'Données Brutes'.E9:'Données Brutes'.E9 'Données Brutes'.E10:'Données Brutes'.E19 'Données Brutes'.B10:'Données Brutes'.B19 'Données Brutes'.F9:'Données Brutes'.F9 'Données Brutes'.F10:'Données Brutes'.F19 'Données Brutes'.B10:'Données Brutes'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237cm" svg:y="11.104cm">
            <draw:object draw:notify-on-update-of-ranges="'Données Brutes'.B33:'Données Brutes'.B42 'Données Brutes'.E32:'Données Brutes'.E32 'Données Brutes'.E33:'Données Brutes'.E42 'Données Brutes'.B33:'Données Brutes'.B42 'Données Brutes'.F32:'Données Brutes'.F32 'Données Brutes'.F33:'Données Brutes'.F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61cm" svg:y="0.471cm">
            <draw:object draw:notify-on-update-of-ranges="'Données Brutes'.B2:'Données Brutes'.B2 'Données Brutes'.D10:'Données Brutes'.D19 'Données Brutes'.B10:'Données Brutes'.B19 'Données Brutes'.B25:'Données Brutes'.B25 'Données Brutes'.D33:'Données Brutes'.D42 'Données Brutes'.B10:'Données Brutes'.B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6:25:28.906005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29:16.695989677</meta:creation-date>
    <dc:date>2021-09-09T18:26:14.415924516</dc:date>
    <meta:editing-duration>PT19M34S</meta:editing-duration>
    <meta:editing-cycles>4</meta:editing-cycles>
    <meta:generator>LibreOffice/6.4.7.2$Linux_X86_64 LibreOffice_project/40$Build-2</meta:generator>
    <meta:document-statistic meta:table-count="2" meta:cell-count="13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935cm" xlink:href=".." xlink:type="simple" chart:class="chart:scatter" chart:style-name="ch1">
        <chart:title svg:x="0.415cm" svg:y="0.333cm" chart:style-name="ch2">
          <text:p>Moyenne des pertes du réseau de neurone en fonction du nombre d'itération d'entraînement</text:p>
        </chart:title>
        <chart:legend chart:legend-position="bottom" svg:x="6.237cm" svg:y="9.336cm" style:legend-expansion="wide" chart:style-name="ch3"/>
        <chart:plot-area chart:style-name="ch4" table:cell-range-address="'Données Brutes'.B10:'Données Brutes'.C19 'Données Brutes'.B2:'Données Brutes'.B2 'Données Brutes'.B25:'Données Brutes'.B25 'Données Brutes'.C33:'Données Brutes'.C42" chart:data-source-has-labels="row" svg:x="1.33cm" svg:y="1.814cm" svg:width="14.349cm" svg:height="6.159cm">
          <chartooo:coordinate-region svg:x="3.063cm" svg:y="2.014cm" svg:width="12.429cm" svg:height="5.312cm"/>
          <chart:axis chart:dimension="x" chart:name="primary-x" chart:style-name="ch5">
            <chart:title svg:x="7.124cm" svg:y="8.171cm" chart:style-name="ch6">
              <text:p>Nombre d'itération</text:p>
            </chart:title>
          </chart:axis>
          <chart:axis chart:dimension="y" chart:name="primary-y" chart:style-name="ch7">
            <chart:title svg:x="0.451cm" svg:y="6.419cm" chart:style-name="ch8">
              <text:p>Moyenne des pertes</text:p>
            </chart:title>
            <chart:grid chart:style-name="ch9" chart:class="major"/>
          </chart:axis>
          <chart:series chart:style-name="ch10" chart:values-cell-range-address="'Données Brutes'.C10:'Données Brutes'.C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C33:'Données Brutes'.C42" chart:label-cell-address="'Données Brutes'.B25:'Données Brutes'.B25" chart:class="chart:scatter">
            <chart:domain table:cell-range-address="'Données Brutes'.B33:'Données Brutes'.B4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135001186557753">
                <text:p>0.135001186557753</text:p>
                <draw:g>
                  <svg:desc>'Données Brutes'.C10:'Données Brutes'.C19</svg:desc>
                </draw:g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1.02613675501189">
                <text:p>1.02613675501189</text:p>
                <draw:g>
                  <svg:desc>'Données Brutes'.C33:'Données Brutes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1815801601008">
                <text:p>0.0221815801601008</text:p>
              </table:table-cell>
              <table:table-cell office:value-type="float" office:value="2">
                <text:p>2</text:p>
              </table:table-cell>
              <table:table-cell office:value-type="float" office:value="0.502039359550215">
                <text:p>0.50203935955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49380891131667">
                <text:p>0.0149380891131667</text:p>
              </table:table-cell>
              <table:table-cell office:value-type="float" office:value="3">
                <text:p>3</text:p>
              </table:table-cell>
              <table:table-cell office:value-type="float" office:value="0.414642395676661">
                <text:p>0.414642395676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35358812164346">
                <text:p>0.0135358812164346</text:p>
              </table:table-cell>
              <table:table-cell office:value-type="float" office:value="4">
                <text:p>4</text:p>
              </table:table-cell>
              <table:table-cell office:value-type="float" office:value="0.375661311525904">
                <text:p>0.375661311525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09084340288918">
                <text:p>0.0109084340288918</text:p>
              </table:table-cell>
              <table:table-cell office:value-type="float" office:value="5">
                <text:p>5</text:p>
              </table:table-cell>
              <table:table-cell office:value-type="float" office:value="0.34745766152614">
                <text:p>0.34745766152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32026243643093">
                <text:p>0.00932026243643093</text:p>
              </table:table-cell>
              <table:table-cell office:value-type="float" office:value="6">
                <text:p>6</text:p>
              </table:table-cell>
              <table:table-cell office:value-type="float" office:value="0.328456183896148">
                <text:p>0.32845618389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25846622212292">
                <text:p>0.00825846622212292</text:p>
              </table:table-cell>
              <table:table-cell office:value-type="float" office:value="7">
                <text:p>7</text:p>
              </table:table-cell>
              <table:table-cell office:value-type="float" office:value="0.313542779203661">
                <text:p>0.313542779203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26540325880707">
                <text:p>0.00826540325880707</text:p>
              </table:table-cell>
              <table:table-cell office:value-type="float" office:value="8">
                <text:p>8</text:p>
              </table:table-cell>
              <table:table-cell office:value-type="float" office:value="0.302332561908038">
                <text:p>0.302332561908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08383382500514">
                <text:p>0.00708383382500514</text:p>
              </table:table-cell>
              <table:table-cell office:value-type="float" office:value="9">
                <text:p>9</text:p>
              </table:table-cell>
              <table:table-cell office:value-type="float" office:value="0.290125244094077">
                <text:p>0.29012524409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33035702914292">
                <text:p>0.00633035702914292</text:p>
              </table:table-cell>
              <table:table-cell office:value-type="float" office:value="10">
                <text:p>10</text:p>
              </table:table-cell>
              <table:table-cell office:value-type="float" office:value="0.283031649818828">
                <text:p>0.28303164981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99cm" svg:y="0.315cm" chart:style-name="ch2">
          <text:p>Erreurs de généralisation sur les différents jeu de donnée en fonction du nombre d'itération pour NC1014</text:p>
        </chart:title>
        <chart:legend chart:legend-position="bottom" svg:x="0.893cm" svg:y="8.401cm" style:legend-expansion="wide" chart:style-name="ch3"/>
        <chart:plot-area chart:style-name="ch4" table:cell-range-address="'Données Brutes'.B10:'Données Brutes'.B19 'Données Brutes'.E9:'Données Brutes'.F19" chart:data-source-has-labels="row" svg:x="1.331cm" svg:y="1.778cm" svg:width="14.349cm" svg:height="5.278cm">
          <chartooo:coordinate-region svg:x="2.852cm" svg:y="1.978cm" svg:width="12.641cm" svg:height="4.431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6.101cm" chart:style-name="ch8">
              <text:p>Erreur en pourcentage</text:p>
            </chart:title>
            <chart:grid chart:style-name="ch9" chart:class="major"/>
          </chart:axis>
          <chart:series chart:style-name="ch10" chart:values-cell-range-address="'Données Brutes'.E10:'Données Brutes'.E19" chart:label-cell-address="'Données Brutes'.E9:'Données Brutes'.E9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F10:'Données Brutes'.F19" chart:label-cell-address="'Données Brutes'.F9:'Données Brutes'.F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9:'Données Brutes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9:'Données Brute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0405953991880925">
                <text:p>0.00405953991880925</text:p>
                <draw:g>
                  <svg:desc>'Données Brutes'.E10:'Données Brutes'.E19</svg:desc>
                </draw:g>
              </table:table-cell>
              <table:table-cell office:value-type="float" office:value="0.462564862861379">
                <text:p>0.462564862861379</text:p>
                <draw:g>
                  <svg:desc>'Données Brutes'.F10:'Données Brutes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33728687916976">
                <text:p>0.53372868791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41882876204596">
                <text:p>0.54188287620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7227575982209">
                <text:p>0.5722757598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6323202372128">
                <text:p>0.53632320237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7057079318013">
                <text:p>0.527057079318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9303187546331">
                <text:p>0.559303187546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8932542624166">
                <text:p>0.55893254262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3350630096368">
                <text:p>0.523350630096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4855448480356">
                <text:p>0.554855448480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99cm" svg:y="0.315cm" chart:style-name="ch2">
          <text:p>Erreurs de généralisation sur les différents jeu de donnée en fonction du nombre d'itération pour NC5690</text:p>
        </chart:title>
        <chart:legend chart:legend-position="bottom" svg:x="0.893cm" svg:y="8.401cm" style:legend-expansion="wide" chart:style-name="ch3"/>
        <chart:plot-area chart:style-name="ch4" table:cell-range-address="'Données Brutes'.B33:'Données Brutes'.B42 'Données Brutes'.E32:'Données Brutes'.F42" chart:data-source-has-labels="row" svg:x="1.331cm" svg:y="1.778cm" svg:width="14.349cm" svg:height="5.278cm">
          <chartooo:coordinate-region svg:x="2.852cm" svg:y="1.977cm" svg:width="12.641cm" svg:height="4.432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6.101cm" chart:style-name="ch8">
              <text:p>Erreur en pourcentage</text:p>
            </chart:title>
            <chart:grid chart:style-name="ch9" chart:class="major"/>
          </chart:axis>
          <chart:series chart:style-name="ch10" chart:values-cell-range-address="'Données Brutes'.E33:'Données Brutes'.E42" chart:label-cell-address="'Données Brutes'.E32:'Données Brutes'.E32" chart:class="chart:scatter">
            <chart:domain table:cell-range-address="'Données Brutes'.B33:'Données Brutes'.B42"/>
            <chart:data-point chart:repeated="10"/>
          </chart:series>
          <chart:series chart:style-name="ch11" chart:values-cell-range-address="'Données Brutes'.F33:'Données Brutes'.F42" chart:label-cell-address="'Données Brutes'.F32:'Données Brutes'.F3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32:'Données Brutes'.E32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32:'Données Brutes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0.203521126760563">
                <text:p>0.203521126760563</text:p>
                <draw:g>
                  <svg:desc>'Données Brutes'.E33:'Données Brutes'.E42</svg:desc>
                </draw:g>
              </table:table-cell>
              <table:table-cell office:value-type="float" office:value="0.752499817531567">
                <text:p>0.752499817531567</text:p>
                <draw:g>
                  <svg:desc>'Données Brutes'.F33:'Données Brute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3661971830986">
                <text:p>0.193661971830986</text:p>
              </table:table-cell>
              <table:table-cell office:value-type="float" office:value="0.748120575140501">
                <text:p>0.748120575140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8732394366197">
                <text:p>0.188732394366197</text:p>
              </table:table-cell>
              <table:table-cell office:value-type="float" office:value="0.742646522151668">
                <text:p>0.742646522151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7676056338028">
                <text:p>0.187676056338028</text:p>
              </table:table-cell>
              <table:table-cell office:value-type="float" office:value="0.741916648419823">
                <text:p>0.741916648419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3802816901408">
                <text:p>0.183802816901408</text:p>
              </table:table-cell>
              <table:table-cell office:value-type="float" office:value="0.743376395883512">
                <text:p>0.74337639588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3239436619718">
                <text:p>0.173239436619718</text:p>
              </table:table-cell>
              <table:table-cell office:value-type="float" office:value="0.732793226771769">
                <text:p>0.73279322677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7112676056338">
                <text:p>0.17112676056338</text:p>
              </table:table-cell>
              <table:table-cell office:value-type="float" office:value="0.730384643456682">
                <text:p>0.730384643456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4084507042254">
                <text:p>0.164084507042254</text:p>
              </table:table-cell>
              <table:table-cell office:value-type="float" office:value="0.730457630829867">
                <text:p>0.73045763082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66197183098592">
                <text:p>0.166197183098592</text:p>
              </table:table-cell>
              <table:table-cell office:value-type="float" office:value="0.725056565214218">
                <text:p>0.725056565214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9154929577465">
                <text:p>0.159154929577465</text:p>
              </table:table-cell>
              <table:table-cell office:value-type="float" office:value="0.721626158674549">
                <text:p>0.721626158674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23cm" svg:y="0.316cm" chart:style-name="ch2">
          <text:p>L'erreur d'apprentissage du réseau en fonction du nombre d'itération</text:p>
        </chart:title>
        <chart:legend chart:legend-position="bottom" svg:x="5.649cm" svg:y="8.401cm" style:legend-expansion="wide" chart:style-name="ch3"/>
        <chart:plot-area chart:style-name="ch4" table:cell-range-address="'Données Brutes'.B10:'Données Brutes'.B19 'Données Brutes'.B2:'Données Brutes'.B2 'Données Brutes'.D10:'Données Brutes'.D19 'Données Brutes'.B25:'Données Brutes'.B25 'Données Brutes'.D33:'Données Brutes'.D42" chart:data-source-has-labels="row" svg:x="1.331cm" svg:y="1.275cm" svg:width="14.349cm" svg:height="5.781cm">
          <chartooo:coordinate-region svg:x="2.852cm" svg:y="1.474cm" svg:width="12.641cm" svg:height="4.935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66cm" chart:style-name="ch8">
              <text:p>Taux d'erreur (%)</text:p>
            </chart:title>
            <chart:grid chart:style-name="ch9" chart:class="major"/>
          </chart:axis>
          <chart:series chart:style-name="ch10" chart:values-cell-range-address="'Données Brutes'.D10:'Données Brutes'.D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D33:'Données Brutes'.D42" chart:label-cell-address="'Données Brutes'.B25:'Données Brutes'.B2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132227525232768">
                <text:p>0.0132227525232768</text:p>
                <draw:g>
                  <svg:desc>'Données Brutes'.D10:'Données Brutes'.D19</svg:desc>
                </draw:g>
              </table:table-cell>
              <table:table-cell office:value-type="float" office:value="0.205739827888712">
                <text:p>0.205739827888712</text:p>
                <draw:g>
                  <svg:desc>'Données Brutes'.D33:'Données Brutes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55512088256005">
                <text:p>0.00555512088256005</text:p>
              </table:table-cell>
              <table:table-cell office:value-type="float" office:value="0.186983039518757">
                <text:p>0.186983039518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78984430013296">
                <text:p>0.00578984430013296</text:p>
              </table:table-cell>
              <table:table-cell office:value-type="float" office:value="0.180152894978695">
                <text:p>0.18015289497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75557468116738">
                <text:p>0.00375557468116738</text:p>
              </table:table-cell>
              <table:table-cell office:value-type="float" office:value="0.174074692956805">
                <text:p>0.17407469295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2689930365386">
                <text:p>0.0022689930365386</text:p>
              </table:table-cell>
              <table:table-cell office:value-type="float" office:value="0.168811095329602">
                <text:p>0.16881109532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19075189734763">
                <text:p>0.00219075189734763</text:p>
              </table:table-cell>
              <table:table-cell office:value-type="float" office:value="0.162691118723369">
                <text:p>0.162691118723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5819575933026">
                <text:p>0.0025819575933026</text:p>
              </table:table-cell>
              <table:table-cell office:value-type="float" office:value="0.157991477984794">
                <text:p>0.157991477984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11251075815666">
                <text:p>0.00211251075815666</text:p>
              </table:table-cell>
              <table:table-cell office:value-type="float" office:value="0.154837496866906">
                <text:p>0.154837496866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195602847977472">
                <text:p>0.00195602847977472</text:p>
              </table:table-cell>
              <table:table-cell office:value-type="float" office:value="0.150952460523018">
                <text:p>0.150952460523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9991645083131">
                <text:p>0.149991645083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